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4919993335638076" text:style-name="WW8Num1">
        <text:list-item>
          <text:p text:style-name="P2">POLLO: ave que está creciendo en un nido (nidícola) o fuera de él (nidífugo) y que todavía es incapaz de volar o sólo realiza vuelos cortos.</text:p>
        </text:list-item>
        <text:list-item>
          <text:p text:style-name="P1">JOVEN: ave desde que abandona el nido hasta 31 de diciembre de ese año. A partir del 1 de enero del siguiente se trata de un ave de 2º año (segundo año calendario).</text:p>
        </text:list-item>
        <text:list-item>
          <text:p text:style-name="P1">2º AÑO: ave en su segundo año calendario de vida.</text:p>
        </text:list-item>
        <text:list-item>
          <text:p text:style-name="P1">3º AÑO: ave en su tercer año calendario de vida.</text:p>
        </text:list-item>
        <text:list-item>
          <text:p text:style-name="P1">INMADURO/SUBADULTO: ave de edad incierta que presenta alguno de los plumajes de transición que transcurren entre la primera muda tras abandonar el nido y la adquisición del plumaje final de adulto.</text:p>
        </text:list-item>
        <text:list-item>
          <text:p text:style-name="P1">ADULTO: ave que ha adquirido el plumaje definitivo tras diferentes plumajes de transición previos. </text:p>
        </text:list-item>
        <text:list-item>
          <text:p text:style-name="P1">INDETERMINADO: ave de la que no se conoce con certeza su edad ni su sex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•</dc:title>
    <meta:initial-creator>Dotterel</meta:initial-creator>
    <meta:creation-date>2014-12-01T23:50:00</meta:creation-date>
    <dc:creator>Dupont</dc:creator>
    <dc:date>2014-12-01T23:50:00</dc:date>
    <meta:editing-cycles>2</meta:editing-cycles>
    <meta:editing-duration>PT1M</meta:editing-duration>
    <meta:document-statistic meta:table-count="0" meta:image-count="0" meta:object-count="0" meta:page-count="1" meta:paragraph-count="7" meta:word-count="146" meta:character-count="777" meta:non-whitespace-character-count="644"/>
    <meta:generator>LibreOffice/4.2.7.2$Linux_X86_64 LibreOffice_project/420m0$Build-2</meta:generator>
  </office:meta>
</office:document-meta>
</file>